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ymbols" svg:font-family="'Noto Sans Symbol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1" fo:font-size="14pt" officeooo:rsid="0013b7f2" officeooo:paragraph-rsid="0013b7f2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officeooo:rsid="000ff2b7" officeooo:paragraph-rsid="000ff2b7" fo:background-color="#ffffff" style:font-size-asian="14pt" style:font-name-complex="Times New Roman2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1" fo:font-size="12pt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1" fo:font-size="12pt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1" fo:font-size="12pt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1" fo:font-size="12pt" fo:language="ru" fo:country="RU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1" fo:font-size="20pt" officeooo:paragraph-rsid="000ff2b7" style:letter-kerning="true" fo:background-color="#ffffff" style:font-name-asian="SimSun" style:font-size-asian="20pt" style:language-asian="zh" style:country-asian="CN" style:font-name-complex="Times New Roman2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officeooo:paragraph-rsid="000ff2b7" fo:background-color="#ffffff"/>
    </style:style>
    <style:style style:name="P15" style:family="paragraph" style:parent-style-name="Text_20_body">
      <style:text-properties fo:color="#000000" loext:opacity="100%" officeooo:rsid="0013fafd" officeooo:paragraph-rsid="0013fafd" fo:background-color="#ffffff"/>
    </style:style>
    <style:style style:name="P16" style:family="paragraph" style:parent-style-name="Text_20_body">
      <style:text-properties fo:color="#000000" loext:opacity="100%" fo:background-color="#ffffff"/>
    </style:style>
    <style:style style:name="P17" style:family="paragraph" style:parent-style-name="Text_20_body">
      <style:text-properties fo:color="#000000" loext:opacity="100%" officeooo:paragraph-rsid="0013fafd" fo:background-color="#ffffff"/>
    </style:style>
    <style:style style:name="P18" style:family="paragraph" style:parent-style-name="Text_20_body">
      <style:paragraph-properties fo:break-before="page"/>
      <style:text-properties fo:color="#000000" loext:opacity="100%" officeooo:paragraph-rsid="0013fafd" fo:background-color="#ffffff"/>
    </style:style>
    <style:style style:name="P19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fo:color="#000000" loext:opacity="100%" officeooo:paragraph-rsid="00177740" fo:background-color="#ffffff"/>
    </style:style>
    <style:style style:name="P20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fo:color="#000000" loext:opacity="100%" officeooo:paragraph-rsid="000ff2b7" fo:background-color="#ffffff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officeooo:paragraph-rsid="000ff2b7" fo:background-color="#ffffff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officeooo:rsid="000ff2b7" officeooo:paragraph-rsid="000ff2b7" fo:background-color="#ffffff" style:font-size-asian="14pt" style:font-name-complex="Times New Roman2" style:font-size-complex="14pt"/>
    </style:style>
    <style:style style:name="P23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0ff2b7" style:text-blinking="false" fo:background-color="transparent"/>
    </style:style>
    <style:style style:name="P26" style:family="paragraph" style:parent-style-name="Text_20_body">
      <style:paragraph-properties fo:line-height="150%" fo:text-align="justify" style:justify-single-word="false"/>
      <style:text-properties fo:color="#000000" loext:opacity="100%" fo:font-weight="normal" officeooo:paragraph-rsid="000ff2b7" fo:background-color="#ffffff"/>
    </style:style>
    <style:style style:name="P27" style:family="paragraph" style:parent-style-name="Text_20_body">
      <style:text-properties fo:color="#000000" loext:opacity="100%" officeooo:paragraph-rsid="0013fafd" fo:background-color="#ffffff"/>
    </style:style>
    <style:style style:name="P28" style:family="paragraph" style:parent-style-name="Text_20_body">
      <style:text-properties fo:color="#000000" loext:opacity="100%" fo:background-color="#ffffff"/>
    </style:style>
    <style:style style:name="P29" style:family="paragraph" style:parent-style-name="Text_20_body">
      <style:text-properties fo:color="#000000" loext:opacity="100%" officeooo:rsid="0013fafd" officeooo:paragraph-rsid="0013fafd" fo:background-color="#ffffff"/>
    </style:style>
    <style:style style:name="T1" style:family="text">
      <style:text-properties style:font-name="Times New Roman1" fo:font-size="14pt" style:letter-kerning="true" style:font-name-asian="SimSun" style:font-size-asian="14pt" style:language-asian="zh" style:country-asian="CN" style:font-name-complex="Times New Roman2" style:font-size-complex="14pt"/>
    </style:style>
    <style:style style:name="T2" style:family="text">
      <style:text-properties style:font-name="Times New Roman1" fo:font-size="14pt" fo:language="uk" fo:country="UA" style:letter-kerning="true" style:font-name-asian="SimSun" style:font-size-asian="14pt" style:language-asian="zh" style:country-asian="CN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0ff2b7" style:font-size-asian="14pt" style:font-name-complex="Times New Roman2" style:font-size-complex="14pt"/>
    </style:style>
    <style:style style:name="T6" style:family="text">
      <style:text-properties style:font-name="Times New Roman1" fo:font-size="16pt" fo:font-weight="bold" style:letter-kerning="true" style:font-name-asian="SimSun" style:font-size-asian="16pt" style:language-asian="zh" style:country-asian="CN" style:font-weight-asian="bold" style:font-name-complex="Times New Roman2" style:font-size-complex="16pt"/>
    </style:style>
    <style:style style:name="T7" style:family="text">
      <style:text-properties style:font-name="Times New Roman1" fo:font-size="16pt" fo:font-weight="bold" officeooo:rsid="0013b7f2" style:letter-kerning="true" style:font-name-asian="SimSun" style:font-size-asian="16pt" style:language-asian="zh" style:country-asian="CN" style:font-weight-asian="bold" style:font-name-complex="Times New Roman2" style:font-size-complex="16pt"/>
    </style:style>
    <style:style style:name="T8" style:family="text">
      <style:text-properties style:font-name="Times New Roman1" officeooo:rsid="000ff2b7" style:font-size-asian="14pt" style:font-name-complex="Times New Roman2" style:font-size-complex="14pt"/>
    </style:style>
    <style:style style:name="T9" style:family="text">
      <style:text-properties style:font-name="Times New Roman1" officeooo:rsid="00177740" style:font-size-asian="14pt" style:font-name-complex="Times New Roman2" style:font-size-complex="14pt"/>
    </style:style>
    <style:style style:name="T10" style:family="text">
      <style:text-properties officeooo:rsid="001591cc"/>
    </style:style>
    <style:style style:name="T11" style:family="text">
      <style:text-properties fo:font-variant="normal" fo:text-transform="none" style:text-line-through-style="none" style:text-line-through-type="none" style:font-name="Times New Roman1" fo:font-size="16pt" fo:font-style="normal" style:text-underline-style="none" fo:font-weight="bold" officeooo:rsid="0013b7f2" style:letter-kerning="true" style:text-blinking="false" fo:background-color="transparent" loext:char-shading-value="0" style:font-name-asian="SimSun" style:font-size-asian="16pt" style:language-asian="zh" style:country-asian="CN" style:font-weight-asian="bold" style:font-name-complex="Times New Roman2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та науки України</text:p>
      <text:p text:style-name="P2">Львівський національний університет імені Івана Франка</text:p>
      <text:p text:style-name="P9"/>
      <text:p text:style-name="P4">Факультет електроніки та</text:p>
      <text:p text:style-name="P4">комп’ютерних технологій</text:p>
      <text:p text:style-name="P2"/>
      <text:p text:style-name="P2"/>
      <text:p text:style-name="P2"/>
      <text:p text:style-name="P5"/>
      <text:p text:style-name="P2"/>
      <text:p text:style-name="P13">Звіт</text:p>
      <text:p text:style-name="P2">Про виконання лабораторної роботи №<text:span text:style-name="T10">3</text:span></text:p>
      <text:p text:style-name="P20"><text:span text:style-name="T6">«</text:span><text:span text:style-name="T7">Алгоритми сортування</text:span><text:span text:style-name="T6">»</text:span></text:p>
      <text:p text:style-name="P2"/>
      <text:p text:style-name="P6"/>
      <text:p text:style-name="P10"/>
      <text:p text:style-name="P12"/>
      <text:p text:style-name="P12"/>
      <text:p text:style-name="P11"/>
      <text:p text:style-name="P6"/>
      <text:p text:style-name="P4">Виконав:</text:p>
      <text:p text:style-name="P14"><text:span text:style-name="T1">Ф</text:span><text:span text:style-name="T2">е</text:span><text:span text:style-name="T1">І-51</text:span></text:p>
      <text:p text:style-name="P14"><text:bookmark text:name="_GoBack"/><text:span text:style-name="T2">Гладій П. М.</text:span><text:span text:style-name="T1"> </text:span></text:p>
      <text:p text:style-name="P4">Перевірив:</text:p>
      <text:p text:style-name="P1">Назаркевич М. А.</text:p>
      <text:p text:style-name="P7"/>
      <text:p text:style-name="P7"/>
      <text:p text:style-name="P7"/>
      <text:p text:style-name="P3"/>
      <text:p text:style-name="P3">Львів-2022</text:p>
      <text:p text:style-name="P21"><text:soft-page-break/><text:span text:style-name="T3">Мета <text:s/>роботи</text:span><text:span text:style-name="T4">: <text:s/></text:span><text:span text:style-name="T5">Алгоритми сортування</text:span></text:p>
      <text:p text:style-name="P8">Завдання:</text:p>
      <text:p text:style-name="P26">Реалізувати <text:span text:style-name="T10">8 алгоритмів сортування, та порівняти час роботи</text:span></text:p>
      <text:p text:style-name="P16"><text:line-break/><text:span text:style-name="T5">Код програми:</text:span></text:p>
      <text:p text:style-name="P15">from random import random</text:p>
      <text:p text:style-name="P15"/>
      <text:p text:style-name="P15">from pendulum import time</text:p>
      <text:p text:style-name="P15">import pendulum</text:p>
      <text:p text:style-name="P15"/>
      <text:p text:style-name="P15">#Bubble Sort Algorithm</text:p>
      <text:p text:style-name="P15">def bubbleSort(data): <text:s text:c="7"/></text:p>
      <text:p text:style-name="P15"><text:s text:c="4"/>lenght = len(data)</text:p>
      <text:p text:style-name="P15"><text:s text:c="4"/>for iIndex in range(lenght): <text:s text:c="11"/></text:p>
      <text:p text:style-name="P15"><text:s text:c="8"/>swapped = False</text:p>
      <text:p text:style-name="P15"><text:s text:c="8"/>for jIndex in range(0, lenght - iIndex - 1):</text:p>
      <text:p text:style-name="P15"><text:s text:c="12"/>if data[jIndex] &gt; data[jIndex + 1]: <text:s text:c="19"/></text:p>
      <text:p text:style-name="P15"><text:s text:c="16"/>data[jIndex], data[jIndex + 1] = data[jIndex + 1], data[jIndex] <text:s text:c="19"/></text:p>
      <text:p text:style-name="P15"><text:s text:c="16"/>swapped = True</text:p>
      <text:p text:style-name="P15"><text:s text:c="8"/>if swapped == False: <text:s text:c="15"/></text:p>
      <text:p text:style-name="P15"><text:s text:c="12"/>break</text:p>
      <text:p text:style-name="P15"><text:s text:c="4"/>#print(data)</text:p>
      <text:p text:style-name="P15"><text:s text:c="4"/></text:p>
      <text:p text:style-name="P15">#Selection Sort Algorithm</text:p>
      <text:p text:style-name="P15">def selectionSort(data):</text:p>
      <text:p text:style-name="P15"><text:s text:c="4"/>for scanIndex in range(0, len(data)):</text:p>
      <text:p text:style-name="P15"><text:s text:c="8"/>minIndex = scanIndex</text:p>
      <text:p text:style-name="P15"><text:s text:c="8"/>for compIndex in range(scanIndex + 1, len(data)): <text:s text:c="15"/></text:p>
      <text:p text:style-name="P15"><text:s text:c="12"/>if data[compIndex] &lt; data[minIndex]: <text:s text:c="19"/></text:p>
      <text:p text:style-name="P15"><text:s text:c="16"/>minIndex = compIndex</text:p>
      <text:p text:style-name="P15"><text:s text:c="8"/>if minIndex != scanIndex: <text:s text:c="14"/></text:p>
      <text:p text:style-name="P15"><text:s text:c="12"/>data[scanIndex], data[minIndex] = data[minIndex], data[scanIndex]</text:p>
      <text:p text:style-name="P15"><text:soft-page-break/><text:s text:c="12"/>#print(data)</text:p>
      <text:p text:style-name="P15"><text:s text:c="16"/></text:p>
      <text:p text:style-name="P15"><text:s/>#Insertion Sort Algorithm</text:p>
      <text:p text:style-name="P15">def insertionSort(data):</text:p>
      <text:p text:style-name="P15"><text:s text:c="4"/>for scanIndex in range(1, len(data)): <text:s text:c="11"/></text:p>
      <text:p text:style-name="P15"><text:s text:c="8"/>tmp = data[scanIndex]</text:p>
      <text:p text:style-name="P15"><text:s text:c="8"/>minIndex = scanIndex</text:p>
      <text:p text:style-name="P15"><text:s text:c="8"/>while minIndex &gt; 0 and tmp &lt; data[minIndex - 1]: <text:s text:c="15"/></text:p>
      <text:p text:style-name="P15"><text:s text:c="12"/>data[minIndex] = data[minIndex - 1] <text:s text:c="15"/></text:p>
      <text:p text:style-name="P15"><text:s text:c="12"/>minIndex -= 1</text:p>
      <text:p text:style-name="P15"><text:s text:c="8"/>data[minIndex] = tmp</text:p>
      <text:p text:style-name="P15"><text:s text:c="8"/>#print(data)</text:p>
      <text:p text:style-name="P15"><text:s text:c="8"/></text:p>
      <text:p text:style-name="P15"><text:s text:c="8"/></text:p>
      <text:p text:style-name="P15">#Quick sort <text:s text:c="7"/></text:p>
      <text:p text:style-name="P15">def partition(lst, start, end):</text:p>
      <text:p text:style-name="P15"><text:s text:c="4"/>pos = start <text:s text:c="26"/></text:p>
      <text:p text:style-name="P15"><text:s text:c="42"/></text:p>
      <text:p text:style-name="P15"/>
      <text:p text:style-name="P15"><text:s text:c="4"/>for i in range(start, end): <text:s text:c="9"/></text:p>
      <text:p text:style-name="P15"><text:s text:c="8"/>if lst[i] &lt; lst[end]: <text:s text:c="12"/></text:p>
      <text:p text:style-name="P15"><text:s text:c="12"/>lst[i],lst[pos] = lst[pos],lst[i]</text:p>
      <text:p text:style-name="P15"><text:s text:c="12"/>pos += 1</text:p>
      <text:p text:style-name="P15"/>
      <text:p text:style-name="P15"><text:s text:c="4"/>lst[pos],lst[end] = lst[end],lst[pos] </text:p>
      <text:p text:style-name="P15"><text:s text:c="41"/></text:p>
      <text:p text:style-name="P15"><text:s text:c="4"/>return pos</text:p>
      <text:p text:style-name="P15"/>
      <text:p text:style-name="P15">def quick_sort_recursive(lst, start, end):</text:p>
      <text:p text:style-name="P15"><text:s text:c="4"/>if start &lt; end: <text:s text:c="22"/></text:p>
      <text:p text:style-name="P15"><text:s text:c="8"/>pos = partition(lst, start, end)</text:p>
      <text:p text:style-name="P15"><text:s text:c="8"/>quick_sort_recursive(lst, start, pos - 1)</text:p>
      <text:p text:style-name="P15"><text:soft-page-break/><text:s text:c="8"/>quick_sort_recursive(lst, pos + 1, end)</text:p>
      <text:p text:style-name="P15"><text:s text:c="42"/></text:p>
      <text:p text:style-name="P15"><text:s text:c="41"/></text:p>
      <text:p text:style-name="P15">#Merge Sort Algorithm</text:p>
      <text:p text:style-name="P15">def mergeSort(data): <text:s text:c="7"/></text:p>
      <text:p text:style-name="P15"><text:s text:c="4"/>if len(data) &lt; 2: <text:s text:c="11"/></text:p>
      <text:p text:style-name="P15"><text:s text:c="8"/>return data</text:p>
      <text:p text:style-name="P15"><text:s text:c="4"/>middle = len(data)//2</text:p>
      <text:p text:style-name="P15"><text:s text:c="4"/>left = mergeSort(data[:middle]) <text:s text:c="7"/></text:p>
      <text:p text:style-name="P15"><text:s text:c="4"/>right = mergeSort(data[middle:])</text:p>
      <text:p text:style-name="P15"><text:s text:c="4"/># print("The left side is: ", left) <text:s text:c="7"/></text:p>
      <text:p text:style-name="P15"><text:s text:c="4"/># print("The right side is: ", right)</text:p>
      <text:p text:style-name="P15"><text:s text:c="4"/>merged = merge(left, right)</text:p>
      <text:p text:style-name="P15"><text:s text:c="4"/># print("Merged ", merged) <text:s text:c="7"/></text:p>
      <text:p text:style-name="P15"><text:s text:c="4"/>return merged <text:s text:c="3"/></text:p>
      <text:p text:style-name="P15"/>
      <text:p text:style-name="P15">def merge(left, right): <text:s text:c="7"/></text:p>
      <text:p text:style-name="P15"><text:s text:c="4"/>if not len(left): <text:s text:c="11"/></text:p>
      <text:p text:style-name="P15"><text:s text:c="8"/>return left</text:p>
      <text:p text:style-name="P15"><text:s text:c="4"/>if not len(right): <text:s text:c="11"/></text:p>
      <text:p text:style-name="P15"><text:s text:c="8"/>return right</text:p>
      <text:p text:style-name="P15"><text:s text:c="4"/>result = [] <text:s text:c="7"/></text:p>
      <text:p text:style-name="P15"><text:s text:c="4"/>leftIndex = 0 <text:s text:c="7"/></text:p>
      <text:p text:style-name="P15"><text:s text:c="4"/>rightIndex = 0 <text:s text:c="7"/></text:p>
      <text:p text:style-name="P15"><text:s text:c="4"/>totalLen = len(left) + len(right)</text:p>
      <text:p text:style-name="P15"><text:s text:c="4"/>while (len(result) &lt; totalLen):</text:p>
      <text:p text:style-name="P15"><text:s text:c="8"/>if left[leftIndex] &lt; right[rightIndex]: <text:s text:c="15"/></text:p>
      <text:p text:style-name="P15"><text:s text:c="12"/>result.append(left[leftIndex]) <text:s text:c="15"/></text:p>
      <text:p text:style-name="P15"><text:s text:c="12"/>leftIndex += 1 <text:s text:c="11"/></text:p>
      <text:p text:style-name="P15"><text:s text:c="8"/>else: <text:s text:c="15"/></text:p>
      <text:p text:style-name="P15"><text:s text:c="12"/>result.append(right[rightIndex]) <text:s text:c="15"/></text:p>
      <text:p text:style-name="P15"><text:s text:c="12"/>rightIndex += 1</text:p>
      <text:p text:style-name="P15"><text:soft-page-break/><text:s text:c="8"/>if leftIndex == len(left) or rightIndex == len(right): <text:s text:c="15"/></text:p>
      <text:p text:style-name="P15"><text:s text:c="12"/>result.extend(left[leftIndex:] or right[rightIndex:])</text:p>
      <text:p text:style-name="P15"><text:s text:c="12"/>break</text:p>
      <text:p text:style-name="P15"><text:s text:c="4"/>return result</text:p>
      <text:p text:style-name="P15"/>
      <text:p text:style-name="P15"/>
      <text:p text:style-name="P15">#Bucket Sort Algorithm</text:p>
      <text:p text:style-name="P15">def bucketSort(data): <text:s text:c="7"/></text:p>
      <text:p text:style-name="P15"><text:s text:c="4"/>bucket = []</text:p>
      <text:p text:style-name="P15"><text:s text:c="4"/>for iIndex in range(len(data)): <text:s text:c="10"/></text:p>
      <text:p text:style-name="P15"><text:s text:c="8"/>bucket.append([])</text:p>
      <text:p text:style-name="P15"><text:s text:c="4"/>for jIndex in data: <text:s text:c="11"/></text:p>
      <text:p text:style-name="P15"><text:s text:c="8"/>index_bucket = int(10 * jIndex) <text:s text:c="11"/></text:p>
      <text:p text:style-name="P15"><text:s text:c="8"/>bucket[index_bucket].append(jIndex) <text:s text:c="11"/></text:p>
      <text:p text:style-name="P15"><text:s text:c="8"/># print(bucket)</text:p>
      <text:p text:style-name="P15"><text:s text:c="4"/>for iIndex in range(len(data)): <text:s text:c="10"/></text:p>
      <text:p text:style-name="P15"><text:s text:c="8"/>bucket[iIndex] = sorted(bucket[iIndex])</text:p>
      <text:p text:style-name="P15"><text:s text:c="8"/>kIndex = 0</text:p>
      <text:p text:style-name="P15"><text:s text:c="8"/>for iIndex in range(len(data)):</text:p>
      <text:p text:style-name="P15"><text:s text:c="12"/>for jIndex in range(len(bucket[iIndex])): <text:s text:c="19"/></text:p>
      <text:p text:style-name="P15"><text:s text:c="16"/>data[kIndex] = bucket[iIndex][jIndex] <text:s text:c="19"/></text:p>
      <text:p text:style-name="P15"><text:s text:c="16"/>kIndex += 1</text:p>
      <text:p text:style-name="P15"><text:s text:c="4"/>#print(data)</text:p>
      <text:p text:style-name="P15"/>
      <text:p text:style-name="P15"/>
      <text:p text:style-name="P15">#Shell Sort Algorithm</text:p>
      <text:p text:style-name="P15">def shellSort(data, length):</text:p>
      <text:p text:style-name="P15"><text:s text:c="4"/>gap = length//2</text:p>
      <text:p text:style-name="P15"><text:s text:c="4"/>while gap &gt; 0: <text:s text:c="11"/></text:p>
      <text:p text:style-name="P15"><text:s text:c="8"/>for iIndex in range(gap, length):</text:p>
      <text:p text:style-name="P15"><text:s text:c="12"/>temp = data[iIndex]</text:p>
      <text:p text:style-name="P15"><text:s text:c="12"/>jIndex = iIndex</text:p>
      <text:p text:style-name="P15"><text:soft-page-break/><text:s text:c="12"/>while jIndex &gt;= gap and data[jIndex - gap] &gt; temp: <text:s text:c="19"/></text:p>
      <text:p text:style-name="P15"><text:s text:c="16"/>data[jIndex] = data[jIndex - gap]</text:p>
      <text:p text:style-name="P15"><text:s text:c="16"/>jIndex -= gap</text:p>
      <text:p text:style-name="P15"><text:s text:c="12"/>data[jIndex] = temp</text:p>
      <text:p text:style-name="P15"><text:s text:c="8"/>gap //= 2</text:p>
      <text:p text:style-name="P15"><text:s text:c="4"/>#print(data)</text:p>
      <text:p text:style-name="P15"><text:s text:c="4"/></text:p>
      <text:p text:style-name="P15"><text:s/>#Heap Sort Algorithm</text:p>
      <text:p text:style-name="P15">def createHeap(data, length, index):</text:p>
      <text:p text:style-name="P15"><text:s text:c="4"/>largest = index <text:s text:c="7"/></text:p>
      <text:p text:style-name="P15"><text:s text:c="4"/>left = 2 * index + 1 <text:s text:c="7"/></text:p>
      <text:p text:style-name="P15"><text:s text:c="4"/>right = 2 * index + 2</text:p>
      <text:p text:style-name="P15"><text:s text:c="4"/>if left &lt; length and data[index] &lt; data[left]: <text:s text:c="11"/></text:p>
      <text:p text:style-name="P15"><text:s text:c="8"/>largest = left</text:p>
      <text:p text:style-name="P15"><text:s text:c="4"/>if right &lt; length and data[largest] &lt; data[right]: <text:s text:c="11"/></text:p>
      <text:p text:style-name="P15"><text:s text:c="8"/>largest = right</text:p>
      <text:p text:style-name="P15"><text:s text:c="4"/>if largest != index: <text:s text:c="11"/></text:p>
      <text:p text:style-name="P15"><text:s text:c="8"/>data[index], data[largest] = data[largest], data[index] <text:s text:c="11"/></text:p>
      <text:p text:style-name="P15"><text:s text:c="8"/>createHeap(data, length, largest)</text:p>
      <text:p text:style-name="P15"><text:s text:c="8"/></text:p>
      <text:p text:style-name="P15">def heapSort(data): <text:s text:c="7"/></text:p>
      <text:p text:style-name="P15"><text:s text:c="4"/>length = len(data)</text:p>
      <text:p text:style-name="P15"><text:s text:c="4"/>#We build max heap</text:p>
      <text:p text:style-name="P15"><text:s text:c="4"/>for index in range(length, 0, -1): <text:s text:c="11"/></text:p>
      <text:p text:style-name="P15"><text:s text:c="8"/>createHeap(data, length, index)</text:p>
      <text:p text:style-name="P15"><text:s text:c="4"/>for index in range(length -1, 0, -1): <text:s text:c="10"/></text:p>
      <text:p text:style-name="P15"><text:s text:c="8"/>data[index], data[0] = data[0], data[index]</text:p>
      <text:p text:style-name="P15"><text:s text:c="8"/>createHeap(data, index, 0)</text:p>
      <text:p text:style-name="P15"><text:s text:c="4"/>#print(data)</text:p>
      <text:p text:style-name="P15"><text:s text:c="4"/></text:p>
      <text:p text:style-name="P15"><text:s text:c="4"/></text:p>
      <text:p text:style-name="P15">data_to_sort = [ random() for i in range(0, 1000) <text:s/>] </text:p>
      <text:p text:style-name="P15"><text:soft-page-break/></text:p>
      <text:p text:style-name="P15">time_start = pendulum.now()</text:p>
      <text:p text:style-name="P15">bubbleSort(data_to_sort)</text:p>
      <text:p text:style-name="P15">time_end = pendulum.now()</text:p>
      <text:p text:style-name="P15">print("bubbleSort time", time_end - time_start)</text:p>
      <text:p text:style-name="P15"/>
      <text:p text:style-name="P15">time_start = pendulum.now()</text:p>
      <text:p text:style-name="P15">selectionSort(data_to_sort)</text:p>
      <text:p text:style-name="P15">time_end = pendulum.now()</text:p>
      <text:p text:style-name="P15">print("selectionSort time", time_end - time_start)</text:p>
      <text:p text:style-name="P15"/>
      <text:p text:style-name="P15">time_start = pendulum.now()</text:p>
      <text:p text:style-name="P15">insertionSort(data_to_sort)</text:p>
      <text:p text:style-name="P15">time_end = pendulum.now()</text:p>
      <text:p text:style-name="P15">print("insertionSort time", time_end - time_start)</text:p>
      <text:p text:style-name="P15"/>
      <text:p text:style-name="P15">time_start = pendulum.now()</text:p>
      <text:p text:style-name="P15">mergeSort(data_to_sort)</text:p>
      <text:p text:style-name="P15">time_end = pendulum.now()</text:p>
      <text:p text:style-name="P15">print("mergeSort time", time_end - time_start)</text:p>
      <text:p text:style-name="P15"/>
      <text:p text:style-name="P15">time_start = pendulum.now()</text:p>
      <text:p text:style-name="P15">bucketSort(data_to_sort)</text:p>
      <text:p text:style-name="P15">time_end = pendulum.now()</text:p>
      <text:p text:style-name="P15">print("bucketSort time", time_end - time_start)</text:p>
      <text:p text:style-name="P15"/>
      <text:p text:style-name="P16">Результати роботи:</text:p>
      <text:p text:style-name="P17">bubbleSort time &lt;Period [2022-05-02T20:29:53.844741+03:00 -&gt; 2022-05-02T20:29:53.925737+03:00]&gt;</text:p>
      <text:p text:style-name="P17">selectionSort time &lt;Period [2022-05-02T20:29:53.925956+03:00 -&gt; 2022-05-02T20:29:53.963228+03:00]&gt;</text:p>
      <text:p text:style-name="P17">insertionSort time &lt;Period [2022-05-02T20:29:53.963377+03:00 -&gt; 2022-05-02T20:29:53.963575+03:00]&gt;</text:p>
      <text:p text:style-name="P17"><text:soft-page-break/>mergeSort time &lt;Period [2022-05-02T20:29:53.963714+03:00 -&gt; 2022-05-02T20:29:53.966163+03:00]&gt;</text:p>
      <text:p text:style-name="P17">bucketSort time &lt;Period [2022-05-02T20:29:53.966274+03:00 -&gt; 2022-05-02T20:29:54.242143+03:00]&gt;</text:p>
      <text:p text:style-name="P17"/>
      <text:p text:style-name="P17">Висновок: для масиву з <text:span text:style-name="T10">1000 елементів різниця у часі виконання не дозволяє проводити аналіз, оскільки різниці настільки малі, що можна вважати що ця похибка з’являється в різниці навантаження процесора.</text:span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ymbols" svg:font-family="'Noto Sans Symbol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4:07:51.264744677</meta:creation-date>
    <dc:date>2022-05-03T22:37:51.777287286</dc:date>
    <meta:editing-duration>PT2H16M5S</meta:editing-duration>
    <meta:editing-cycles>7</meta:editing-cycles>
    <meta:generator>LibreOffice/7.3.2.2$MacOSX_X86_64 LibreOffice_project/49f2b1bff42cfccbd8f788c8dc32c1c309559be0</meta:generator>
    <meta:document-statistic meta:table-count="0" meta:image-count="0" meta:object-count="0" meta:page-count="9" meta:paragraph-count="189" meta:word-count="658" meta:character-count="6796" meta:non-whitespace-character-count="4571"/>
  </office:meta>
</office:document-meta>
</file>